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65cm" fo:margin-top="0cm" fo:margin-bottom="0cm" table:align="center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6.879cm"/>
    </style:style>
    <style:style style:name="Table1.D" style:family="table-column">
      <style:table-column-properties style:column-width="4.19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fo:padding-left="0.206cm" fo:padding-right="0.191cm" fo:padding-top="0cm" fo:padding-bottom="0cm" fo:border-left="1pt solid #4bacc6" fo:border-right="1pt solid #4bacc6" fo:border-top="1pt solid #4bacc6" fo:border-bottom="2.25pt solid #4bacc6"/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d2eaf1" fo:padding-left="0.206cm" fo:padding-right="0.191cm" fo:padding-top="0cm" fo:padding-bottom="0cm" fo:border="1pt solid #4bacc6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206cm" fo:padding-right="0.191cm" fo:padding-top="0cm" fo:padding-bottom="0cm" fo:border="1pt solid #4bacc6"/>
    </style:style>
    <style:style style:name="Table1.B3" style:family="table-cell">
      <style:table-cell-properties fo:padding-left="0.206cm" fo:padding-right="0.191cm" fo:padding-top="0cm" fo:padding-bottom="0cm" fo:border="1pt solid #4bacc6"/>
    </style:style>
    <style:style style:name="Table1.C3" style:family="table-cell">
      <style:table-cell-properties fo:padding-left="0.206cm" fo:padding-right="0.191cm" fo:padding-top="0cm" fo:padding-bottom="0cm" fo:border="1pt solid #4bacc6"/>
    </style:style>
    <style:style style:name="Table1.D3" style:family="table-cell">
      <style:table-cell-properties fo:padding-left="0.206cm" fo:padding-right="0.191cm" fo:padding-top="0cm" fo:padding-bottom="0cm" fo:border="1pt solid #4bacc6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206cm" fo:padding-right="0.191cm" fo:padding-top="0cm" fo:padding-bottom="0cm" fo:border="1pt solid #4bacc6"/>
    </style:style>
    <style:style style:name="Table1.B5" style:family="table-cell">
      <style:table-cell-properties fo:padding-left="0.206cm" fo:padding-right="0.191cm" fo:padding-top="0cm" fo:padding-bottom="0cm" fo:border="1pt solid #4bacc6"/>
    </style:style>
    <style:style style:name="Table1.C5" style:family="table-cell">
      <style:table-cell-properties fo:padding-left="0.206cm" fo:padding-right="0.191cm" fo:padding-top="0cm" fo:padding-bottom="0cm" fo:border="1pt solid #4bacc6"/>
    </style:style>
    <style:style style:name="Table1.D5" style:family="table-cell">
      <style:table-cell-properties fo:padding-left="0.206cm" fo:padding-right="0.191cm" fo:padding-top="0cm" fo:padding-bottom="0cm" fo:border="1pt solid #4bacc6"/>
    </style:style>
    <style:style style:name="Tabla1" style:family="table">
      <style:table-properties style:width="19.898cm" fo:margin-left="-0.926cm" table:align="left" style:shadow="none"/>
    </style:style>
    <style:style style:name="Tabla1.A" style:family="table-column">
      <style:table-column-properties style:column-width="2.371cm"/>
    </style:style>
    <style:style style:name="Tabla1.B" style:family="table-column">
      <style:table-column-properties style:column-width="4.464cm"/>
    </style:style>
    <style:style style:name="Tabla1.C" style:family="table-column">
      <style:table-column-properties style:column-width="2.397cm"/>
    </style:style>
    <style:style style:name="Tabla1.D" style:family="table-column">
      <style:table-column-properties style:column-width="2.013cm"/>
    </style:style>
    <style:style style:name="Tabla1.E" style:family="table-column">
      <style:table-column-properties style:column-width="4.602cm"/>
    </style:style>
    <style:style style:name="Tabla1.F" style:family="table-column">
      <style:table-column-properties style:column-width="4.052cm"/>
    </style:style>
    <style:style style:name="Tab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333333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9.872cm" fo:margin-left="-0.981cm" table:align="left"/>
    </style:style>
    <style:style style:name="Tabla2.A" style:family="table-column">
      <style:table-column-properties style:column-width="2.674cm"/>
    </style:style>
    <style:style style:name="Tabla2.B" style:family="table-column">
      <style:table-column-properties style:column-width="2.589cm"/>
    </style:style>
    <style:style style:name="Tabla2.C" style:family="table-column">
      <style:table-column-properties style:column-width="2.536cm"/>
    </style:style>
    <style:style style:name="Tabla2.D" style:family="table-column">
      <style:table-column-properties style:column-width="2.976cm"/>
    </style:style>
    <style:style style:name="Tabla2.E" style:family="table-column">
      <style:table-column-properties style:column-width="3.39cm"/>
    </style:style>
    <style:style style:name="Tabla2.F" style:family="table-column">
      <style:table-column-properties style:column-width="3.639cm"/>
    </style:style>
    <style:style style:name="Tabla2.G" style:family="table-column">
      <style:table-column-properties style:column-width="2.067cm"/>
    </style:style>
    <style:style style:name="Tabla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1" style:family="table-cell">
      <style:table-cell-properties fo:background-color="#333333" fo:padding="0.097cm" fo:border="0.0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2.G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loext:contextual-spacing="false" fo:margin-top="0cm" fo:margin-bottom="0cm" fo:line-height="100%" fo:text-align="end" style:justify-single-word="false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17365d" style:text-position="0% 100%" style:font-name="Cambria" fo:font-size="36pt" fo:font-weight="normal" style:font-name-asian="Cambria2" style:font-size-asian="36pt" style:font-weight-asian="normal" style:font-name-complex="Cambria2" style:font-size-complex="36pt"/>
    </style:style>
    <style:style style:name="P6" style:family="paragraph" style:parent-style-name="Standard">
      <style:paragraph-properties loext:contextual-spacing="false" fo:margin-top="0cm" fo:margin-bottom="0cm" fo:line-height="100%" fo:break-before="page"/>
    </style:style>
    <style:style style:name="P7" style:family="paragraph" style:parent-style-name="Standard">
      <style:paragraph-properties loext:contextual-spacing="false" fo:margin-top="0cm" fo:margin-bottom="0cm" fo:line-height="100%" fo:break-before="page"/>
      <style:text-properties style:text-position="0% 100%"/>
    </style:style>
    <style:style style:name="P8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9" style:family="paragraph" style:parent-style-name="Standard">
      <style:paragraph-properties loext:contextual-spacing="false" fo:margin-top="0cm" fo:margin-bottom="0.353cm"/>
    </style:style>
    <style:style style:name="P10" style:family="paragraph" style:parent-style-name="Standard">
      <style:paragraph-properties loext:contextual-spacing="false" fo:margin-top="0cm" fo:margin-bottom="0.353cm" fo:text-align="center" style:justify-single-word="false"/>
    </style:style>
    <style:style style:name="P11" style:family="paragraph" style:parent-style-name="Standard">
      <style:paragraph-properties loext:contextual-spacing="false" fo:margin-top="0cm" fo:margin-bottom="0.353cm" fo:text-align="center" style:justify-single-word="false"/>
      <style:text-properties style:text-position="0% 100%" style:font-name="Cambria" fo:font-weight="bold" style:font-name-asian="Cambria2" style:font-weight-asian="bold" style:font-name-complex="Cambria2"/>
    </style:style>
    <style:style style:name="P12" style:family="paragraph" style:parent-style-name="Standard">
      <style:paragraph-properties loext:contextual-spacing="false" fo:margin-top="0cm" fo:margin-bottom="0.353cm"/>
      <style:text-properties style:font-name="Cambria" style:font-name-asian="Cambria2" style:font-name-complex="Cambria2"/>
    </style:style>
    <style:style style:name="P13" style:family="paragraph" style:parent-style-name="Standard">
      <style:paragraph-properties loext:contextual-spacing="false" fo:margin-top="0cm" fo:margin-bottom="0.353cm" fo:text-align="center" style:justify-single-word="false"/>
      <style:text-properties style:font-name="Cambria" style:font-name-asian="Cambria2" style:font-name-complex="Cambria2"/>
    </style:style>
    <style:style style:name="P14" style:family="paragraph" style:parent-style-name="Standard">
      <style:paragraph-properties loext:contextual-spacing="false" fo:margin-top="0cm" fo:margin-bottom="0.529cm" fo:line-height="100%" fo:text-align="center" style:justify-single-word="false"/>
      <style:text-properties fo:color="#17365d" style:font-name="Cambria" fo:font-size="36pt" style:font-name-asian="Cambria2" style:font-size-asian="36pt" style:font-name-complex="Cambria2" style:font-size-complex="36pt"/>
    </style:style>
    <style:style style:name="P15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0pt" fo:font-weight="normal" style:font-name-asian="Cambria2" style:font-size-asian="20pt" style:font-weight-asian="normal" style:font-name-complex="Cambria2" style:font-size-complex="20pt"/>
    </style:style>
    <style:style style:name="P16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6pt" fo:font-weight="normal" style:font-name-asian="Cambria2" style:font-size-asian="26pt" style:font-weight-asian="normal" style:font-name-complex="Cambria2" style:font-size-complex="26pt"/>
    </style:style>
    <style:style style:name="P17" style:family="paragraph" style:parent-style-name="Standard">
      <style:paragraph-properties loext:contextual-spacing="false" fo:margin-top="0.635cm" fo:margin-bottom="0cm" fo:line-height="115%">
        <style:tab-stops>
          <style:tab-stop style:position="0.773cm"/>
          <style:tab-stop style:position="16.572cm" style:type="right"/>
        </style:tab-stops>
      </style:paragraph-properties>
      <style:text-properties fo:font-variant="small-caps" style:text-position="0% 100%" style:font-name="Cambria" fo:font-size="12pt" fo:font-weight="bold" style:font-name-asian="Cambria2" style:font-size-asian="12pt" style:font-weight-asian="bold" style:font-name-complex="Cambria2" style:font-size-complex="12pt"/>
    </style:style>
    <style:style style:name="P18" style:family="paragraph" style:parent-style-name="Text_20_body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itle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master-page-name="Standard">
      <style:paragraph-properties loext:contextual-spacing="false" fo:margin-top="0cm" fo:margin-bottom="0.353cm" fo:text-align="center" style:justify-single-word="false" style:page-number="1"/>
      <style:text-properties style:text-position="0% 100%"/>
    </style:style>
    <style:style style:name="P21" style:family="paragraph" style:parent-style-name="Standard" style:list-style-name="L1">
      <style:paragraph-properties loext:contextual-spacing="false" fo:margin-top="0cm" fo:margin-bottom="0.353cm" fo:text-align="justify" style:justify-single-word="false"/>
    </style:style>
    <style:style style:name="P22" style:family="paragraph" style:parent-style-name="Standard" style:list-style-name="L2">
      <style:paragraph-properties fo:margin-top="0cm" fo:margin-bottom="0.353cm" fo:text-align="justify" style:justify-single-word="false"/>
    </style:style>
    <style:style style:name="P23" style:family="paragraph" style:parent-style-name="Standard" style:list-style-name="L3">
      <style:paragraph-properties fo:margin-top="0cm" fo:margin-bottom="0.353cm" fo:text-align="justify" style:justify-single-word="false"/>
    </style:style>
    <style:style style:name="P24" style:family="paragraph" style:parent-style-name="Standard" style:list-style-name="L3">
      <style:paragraph-properties loext:contextual-spacing="false" fo:margin-top="0cm" fo:margin-bottom="0.353cm" fo:text-align="justify" style:justify-single-word="false"/>
    </style:style>
    <style:style style:name="P25" style:family="paragraph" style:parent-style-name="Standard">
      <style:paragraph-properties loext:contextual-spacing="false" fo:margin-top="0cm" fo:margin-bottom="0.353cm" fo:text-align="justify" style:justify-single-word="false"/>
    </style:style>
    <style:style style:name="P26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keep-together="always" fo:text-indent="-0.635cm" style:auto-text-indent="false" fo:keep-with-next="always"/>
      <style:text-properties fo:color="#365f91" style:text-position="0% 100%" style:font-name="Cambria" fo:font-size="20pt" fo:font-weight="bold" style:font-name-asian="Cambria2" style:font-size-asian="20pt" style:font-weight-asian="bold" style:font-name-complex="Cambria2" style:font-size-complex="20pt"/>
    </style:style>
    <style:style style:name="P27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keep-together="always" fo:text-indent="-0.762cm" style:auto-text-indent="false" fo:keep-with-next="always"/>
      <style:text-properties fo:color="#365f91" style:text-position="0% 100%" style:font-name="Cambria" fo:font-size="18pt" fo:font-weight="bold" style:font-name-asian="Cambria2" style:font-size-asian="18pt" style:font-weight-asian="bold" style:font-name-complex="Cambria2" style:font-size-complex="18pt"/>
    </style:style>
    <style:style style:name="P28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text-indent="-0.762cm" style:auto-text-indent="false"/>
      <style:text-properties fo:color="#365f91" style:text-position="0% 100%" style:font-name="Cambria" fo:font-size="18pt" fo:font-weight="bold" style:font-name-asian="Cambria2" style:font-size-asian="18pt" style:font-weight-asian="bold" style:font-name-complex="Cambria2" style:font-size-complex="18pt"/>
    </style:style>
    <style:style style:name="P29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text-indent="-0.762cm" style:auto-text-indent="false"/>
      <style:text-properties fo:color="#365f91" style:text-position="0% 100%" style:font-name="Cambria" fo:font-size="2pt" fo:font-weight="bold" style:font-name-asian="Cambria2" style:font-size-asian="1.75pt" style:font-weight-asian="bold" style:font-name-complex="Cambria2" style:font-size-complex="2pt"/>
    </style:style>
    <style:style style:name="P30" style:family="paragraph" style:parent-style-name="Standard" style:list-style-name="L1">
      <style:paragraph-properties fo:margin-left="1.27cm" fo:margin-right="0cm" fo:margin-top="0cm" fo:margin-bottom="0.353cm" fo:text-align="justify" style:justify-single-word="false" fo:text-indent="-0.635cm" style:auto-text-indent="false"/>
    </style:style>
    <style:style style:name="P31" style:family="paragraph" style:parent-style-name="Standard">
      <style:paragraph-properties loext:contextual-spacing="false" fo:margin-left="0cm" fo:margin-right="0cm" fo:margin-top="0cm" fo:margin-bottom="0.353cm" fo:text-align="justify" style:justify-single-word="false" fo:text-indent="1.27cm" style:auto-text-indent="false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5" style:family="text">
      <style:text-properties style:text-position="0% 100%"/>
    </style:style>
    <style:style style:name="T6" style:family="text">
      <style:text-properties fo:color="#4c4c4c" fo:font-style="italic" style:font-style-asian="italic" style:font-style-complex="italic"/>
    </style:style>
    <style:style style:name="T7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T8" style:family="text">
      <style:text-properties fo:color="#000000" style:text-position="0% 100%" style:font-name="Cambria" fo:font-size="12pt" fo:font-weight="normal" style:font-name-asian="Cambria2" style:font-size-asian="10.5pt" style:font-weight-asian="normal" style:font-name-complex="Cambria2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 text:c="100"/></text:p>
      <text:p text:style-name="P10"/>
      <text:p text:style-name="P10"/>
      <text:p text:style-name="P10"/>
      <text:p text:style-name="P10"/>
      <text:p text:style-name="P4"/>
      <text:p text:style-name="P5">Documento de Visión</text:p>
      <text:p text:style-name="P14">GoPark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9">Mario Ortega Aguayo<text:tab/> <text:s text:c="7"/><text:tab/><text:tab/><text:tab/><text:tab/><text:tab/> <text:s text:c="18"/>76439773D Manuel Jesús García Manday <text:s text:c="58"/>48893432D <text:s/>Pablo Martín-Moreno Ruíz<text:tab/><text:tab/><text:tab/><text:tab/><text:tab/><text:tab/> <text:s text:c="9"/>76654141V <text:s/>María Victoria Santiago Acalá <text:s text:c="57"/>76656695H <text:s text:c="10"/></text:p>
      <text:p text:style-name="P18"/>
      <text:p text:style-name="P18"/>
      <text:p text:style-name="P7"><text:bookmark text:name="_gjdgxs"/><text:s text:c="2"/></text:p>
      <text:p text:style-name="P15">Historial de Cambio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Versión</text:p>
          </table:table-cell>
          <table:table-cell table:style-name="Table1.A1" office:value-type="string">
            <text:p text:style-name="P11">Descripción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2">
          <table:table-cell table:style-name="Table1.A2" office:value-type="string">
            <text:p text:style-name="P12">04/11/2016</text:p>
          </table:table-cell>
          <table:table-cell table:style-name="Table1.A2" office:value-type="string">
            <text:p text:style-name="P13">1.0</text:p>
          </table:table-cell>
          <table:table-cell table:style-name="Table1.A2" office:value-type="string">
            <text:p text:style-name="P12">Propuesta inicial del documento de visión con las principales funcionalidades del sistema.</text:p>
          </table:table-cell>
          <table:table-cell table:style-name="Table1.A2" office:value-type="string">
            <text:p text:style-name="P12">Jesús García Manday</text:p>
            <text:p text:style-name="P12">Mario Ortega Aguayo</text:p>
            <text:p text:style-name="P12">Pablo Martín-Moreno Ruiz</text:p>
            <text:p text:style-name="P12">M.Victoria Santiago Alcalá</text:p>
          </table:table-cell>
        </table:table-row>
        <table:table-row table:style-name="Table1.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5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</table:table-row>
      </table:table>
      <text:p text:style-name="P9"/>
      <text:p text:style-name="Standard"/>
      <text:p text:style-name="P6"/>
      <text:p text:style-name="P16">Índice</text:p>
      <text:p text:style-name="P17">1.<text:tab/>INTRODUCCIÓN<text:tab/></text:p>
      <text:p text:style-name="P17"><text:tab/>1.1.OBJETIVOS<text:tab/></text:p>
      <text:p text:style-name="P17"><text:tab/>1.2.ALCANCE<text:tab/></text:p>
      <text:p text:style-name="P17"><text:tab/>1.3.DEFINICIÓN, ACRÓNIMOS, Y ABREVIACIONES<text:tab/></text:p>
      <text:p text:style-name="P17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 text:name="30j0zll"/><text:soft-page-break/></text:p>
      <text:list xml:id="list1676397298" text:style-name="WWNum7">
        <text:list-item>
          <text:p text:style-name="P26">Introducción</text:p>
        </text:list-item>
      </text:list>
      <text:list xml:id="list1536714765" text:style-name="WWNum6">
        <text:list-item>
          <text:list>
            <text:list-item>
              <text:p text:style-name="P27">Objetivos</text:p>
              <text:p text:style-name="P29"/>
            </text:list-item>
          </text:list>
        </text:list-item>
      </text:list>
      <text:list xml:id="list341718898" text:style-name="L3">
        <text:list-item>
          <text:p text:style-name="P23"><text:span text:style-name="T3">Test de usabilidad del prototipo</text:span></text:p>
          <text:list>
            <text:list-item>
              <text:p text:style-name="P24"><text:span text:style-name="T3">Pre-Test: cuestionario para analizar el perfil de los participantes (+10pr)</text:span></text:p>
            </text:list-item>
            <text:list-item>
              <text:p text:style-name="P24"><text:span text:style-name="T3">Test: opiniones y valoración ( técnica de Recorridos Cognitivos y Pensado en voz alta)</text:span></text:p>
            </text:list-item>
            <text:list-item>
              <text:p text:style-name="P24"><text:span text:style-name="T3">Post-Test: opiniones y valoraciones generales.</text:span></text:p>
            </text:list-item>
            <text:list-item>
              <text:p text:style-name="P24"><text:span text:style-name="T3">Informe de evaluación</text:span></text:p>
            </text:list-item>
          </text:list>
        </text:list-item>
        <text:list-item>
          <text:p text:style-name="P23"><text:bookmark text:name="_1xlikbt6gfn62"/><text:span text:style-name="T3">Errores encontrados </text:span></text:p>
        </text:list-item>
        <text:list-item>
          <text:p text:style-name="P24"><text:span text:style-name="T3">Errores solucionados</text:span></text:p>
        </text:list-item>
        <text:list-item>
          <text:p text:style-name="P24"><text:span text:style-name="T3">Página Web del Producto para mostrar el trabajo que se ha realizado y los resultados que hemos obtenido.</text:span></text:p>
        </text:list-item>
        <text:list-item>
          <text:p text:style-name="P24"><text:span text:style-name="T3">Mostrar las características, la funcionalidad y los beneficios que se obtienen por el uso del producto generado y la eficiencia y la productividad que se ha alcanzado durante su desarrollo.</text:span></text:p>
        </text:list-item>
        <text:list-item>
          <text:p text:style-name="P24"><text:span text:style-name="T3">Cuestionarios para los usuarios.</text:span></text:p>
        </text:list-item>
        <text:list-item>
          <text:p text:style-name="P24"><text:span text:style-name="T3">Preparar el repositorio final con todo el contenido.</text:span><text:span text:style-name="T8"></text:span></text:p>
        </text:list-item>
      </text:list>
      <text:list xml:id="list1790493393" text:continue-list="list1536714765" text:style-name="WWNum6">
        <text:list-item>
          <text:list>
            <text:list-item>
              <text:p text:style-name="P28">Tests de usabilidad</text:p>
            </text:list-item>
          </text:list>
        </text:list-item>
      </text:list>
      <text:list xml:id="list997746366" text:style-name="L2">
        <text:list-header>
          <text:p text:style-name="P22"><text:span text:style-name="T3">Test de usabilidad del prototipo</text:span></text:p>
        </text:list-header>
      </text:list>
      <text:list xml:id="list1392756147" text:style-name="L1">
        <text:list-item>
          <text:p text:style-name="P21"><text:span text:style-name="T3">Pre-Test: cuestionario para analizar el perfil de los participantes (+10pr)</text:span></text:p>
        </text:list-item>
      </text:list>
      <text:p text:style-name="P25"><text:soft-page-break/><text:span text:style-name="T3"/></text:p>
      <text:list xml:id="list483838957" text:continue-numbering="true" text:style-name="L1">
        <text:list-item>
          <text:p text:style-name="P21"><text:span text:style-name="T3">Test: opiniones y valoración ( técnica de Recorridos Cognitivos y Pensado en voz alta)</text:span></text:p>
          <text:p text:style-name="P21"><text:span text:style-name="T3"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3">Escenario de uso</text:p>
          </table:table-cell>
          <table:table-cell table:style-name="Tabla1.A1" office:value-type="string">
            <text:p text:style-name="P33">Tarea</text:p>
          </table:table-cell>
          <table:table-cell table:style-name="Tabla1.A1" office:value-type="string">
            <text:p text:style-name="P33">Éxito/ Fracaso</text:p>
          </table:table-cell>
          <table:table-cell table:style-name="Tabla1.A1" office:value-type="string">
            <text:p text:style-name="P33">Tiempo</text:p>
          </table:table-cell>
          <table:table-cell table:style-name="Tabla1.A1" office:value-type="string">
            <text:p text:style-name="P33">Dificultades encontradas</text:p>
          </table:table-cell>
          <table:table-cell table:style-name="Tabla1.F1" office:value-type="string">
            <text:p text:style-name="P33">Comentarios</text:p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F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F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F2" office:value-type="string">
            <text:p text:style-name="P32"/>
          </table:table-cell>
        </table:table-row>
      </table:table>
      <text:p text:style-name="P25"><text:span text:style-name="T3"/></text:p>
      <text:p text:style-name="P25"><text:span text:style-name="T3"/></text:p>
      <text:list xml:id="list1236105372" text:continue-numbering="true" text:style-name="L1">
        <text:list-item>
          <text:p text:style-name="P21"><text:span text:style-name="T3">Post-Test</text:span></text:p>
          <text:p text:style-name="P21"><text:span text:style-name="T3">Teniendo en cuenta que la valoración de cada pregunta va de 0-10 siendo 0 una valoración malo de ese campo y 10 excelente.</text:span></text:p>
          <text:p text:style-name="P21"><text:span text:style-name="T3"/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33">Cuestiones</text:p>
          </table:table-cell>
          <table:table-cell table:style-name="Tabla2.A1" office:value-type="string">
            <text:p text:style-name="P33">1. Diseño gráfico</text:p>
          </table:table-cell>
          <table:table-cell table:style-name="Tabla2.A1" office:value-type="string">
            <text:p text:style-name="P33">2. Ayuda</text:p>
          </table:table-cell>
          <table:table-cell table:style-name="Tabla2.A1" office:value-type="string">
            <text:p text:style-name="P33">3. Facilidad de uso</text:p>
          </table:table-cell>
          <table:table-cell table:style-name="Tabla2.A1" office:value-type="string">
            <text:p text:style-name="P33">4. Aprendizaje</text:p>
          </table:table-cell>
          <table:table-cell table:style-name="Tabla2.A1" office:value-type="string">
            <text:p text:style-name="P33">5. Satisfacción</text:p>
          </table:table-cell>
          <table:table-cell table:style-name="Tabla2.G1" office:value-type="string">
            <text:p text:style-name="P33">Total</text:p>
          </table:table-cell>
        </table:table-row>
        <table:table-row>
          <table:table-cell table:style-name="Tabla2.A2" office:value-type="string">
            <text:p text:style-name="P34">1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2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3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4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5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6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ext:soft-page-break/>
        <table:table-row>
          <table:table-cell table:style-name="Tabla2.A2" office:value-type="string">
            <text:p text:style-name="P34">7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8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9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0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1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2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3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4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34">15.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G2" office:value-type="string">
            <text:p text:style-name="P35"/>
          </table:table-cell>
        </table:table-row>
      </table:table>
      <text:list xml:id="list137854986" text:continue-numbering="true" text:style-name="L1">
        <text:list-header>
          <text:p text:style-name="P21"><text:span text:style-name="T3"/></text:p>
          <text:p text:style-name="P30"><text:bookmark text:name="_1xlikbt6gfn6"/><text:span text:style-name="T3">Errores encontrados </text:span></text:p>
        </text:list-header>
      </text:list>
      <text:p text:style-name="P31"><text:span text:style-name="T3">Errores solucionados</text:span></text:p>
      <text:p text:style-name="P31"><text:span text:style-name="T3">Página Web del Producto para mostrar el trabajo que se ha realizado y los resultados que hemos obtenido.</text:span></text:p>
      <text:p text:style-name="P31"><text:span text:style-name="T3">Mostrar las características, la funcionalidad y los beneficios que se obtienen por el uso del producto generado y la eficiencia y la productividad que se ha alcanzado durante su desarrollo.</text:span></text:p>
      <text:p text:style-name="P31"><text:span text:style-name="T3">Preparar el repositorio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4586" style:text-position="0% 100%" style:font-name="Cambria" fo:font-size="20pt" fo:font-weight="bold"/>
    </style:style>
    <style:style style:name="ListLabel_20_47" style:display-name="ListLabel 47" style:family="text">
      <style:text-properties style:text-position="0% 100%" style:font-name="Cambria" fo:font-size="18pt" fo:font-weight="bold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style:font-name="Cambria" fo:font-size="20pt" fo:font-weight="bold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font-name="Arial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M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4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MT4" style:family="text">
      <style:text-properties fo:color="#4c4c4c" fo:font-style="italic" style:font-style-asian="italic" style:font-style-complex="italic"/>
    </style:style>
    <style:style style:name="MT5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cm" fo:margin-right="3cm" fo:background-color="#ffffff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Lenguajes Y Sistemas Informáticos <text:s text:c="84"/></text:span><text:s/></text:p>
        <text:p text:style-name="MP2"/>
        <text:p text:style-name="MP3"/>
      </style:header>
      <style:footer>
        <text:p text:style-name="MP4"><text:span text:style-name="MT2">Curso 2016 - 2017</text:span><text:span text:style-name="MT3"><text:tab/></text:span><text:span text:style-name="MT4">GoPark</text:span><text:span text:style-name="MT5"> </text:span><text:span text:style-name="MT3"><text:tab/><text:tab/><text:tab/><text:tab/><text:tab/></text:span><text:span text:style-name="MT3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7-01-20T17:18:54</dc:date>
    <dc:creator>Victoria </dc:creator>
    <meta:editing-duration>PT53M17S</meta:editing-duration>
    <meta:editing-cycles>12</meta:editing-cycles>
    <meta:document-statistic meta:table-count="3" meta:image-count="0" meta:object-count="0" meta:page-count="6" meta:paragraph-count="77" meta:word-count="348" meta:character-count="2569" meta:non-whitespace-character-count="1920"/>
  </office:meta>
</office:document-meta>
</file>